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d7c1b" officeooo:paragraph-rsid="00148966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officeooo:rsid="00148966" officeooo:paragraph-rsid="00148966"/>
    </style:style>
    <style:style style:name="P3" style:family="paragraph" style:parent-style-name="Standard">
      <style:text-properties officeooo:paragraph-rsid="00148966"/>
    </style:style>
    <style:style style:name="P4" style:family="paragraph" style:parent-style-name="Standard">
      <style:text-properties officeooo:paragraph-rsid="00148966"/>
    </style:style>
    <style:style style:name="T1" style:family="text">
      <style:text-properties officeooo:rsid="00148966"/>
    </style:style>
    <style:style style:name="T2" style:family="text">
      <style:text-properties fo:font-size="12pt" fo:font-style="normal" style:text-underline-style="none" fo:font-weight="normal" officeooo:rsid="00148966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on <text:span text:style-name="T1">OOPs Concept</text:span></text:p>
      <text:p text:style-name="P1"/>
      <text:p text:style-name="P3"><text:span text:style-name="T2">1)</text:span>Implement the Composite design pattern in C++. Create a scenario where a composite object can be treated uniformly with its individual components. </text:p>
      <text:p text:style-name="P2"/>
      <text:p text:style-name="P3"><text:span text:style-name="T1">2)</text:span>Implement the Memento design pattern in C++. Create a scenario where an object's internal state can be captured and restored. </text:p>
      <text:p text:style-name="P2"/>
      <text:p text:style-name="P3"><text:span text:style-name="T1">3)</text:span>Implement the Bridge design pattern in C++. Create a scenario where abstraction and implementation can vary independently. </text:p>
      <text:p text:style-name="P3"/>
      <text:p text:style-name="P3"><text:span text:style-name="T1">4)</text:span>Implement the Decorator design pattern in C++. Create a scenario where behavior can be added to individual objects dynamically. </text:p>
      <text:p text:style-name="P3"/>
      <text:p text:style-name="P3"><text:span text:style-name="T1">5)</text:span>Implement the Command design pattern in C++. Create a scenario where requests can be encapsulated as objects, passed as parameters, and queued. </text:p>
      <text:p text:style-name="P3"/>
      <text:p text:style-name="P3"><text:span text:style-name="T1">6)</text:span>Implement the Prototype design pattern in C++. Create a scenario where object creation is done by copying an existing object. </text:p>
      <text:p text:style-name="P3"/>
      <text:p text:style-name="P3"><text:span text:style-name="T1">7)</text:span>Implement the State design pattern in C++. Create a scenario where an object can alter its behavio<text:span text:style-name="T1">u</text:span>r when its internal state changes. </text:p>
      <text:p text:style-name="P3"/>
      <text:p text:style-name="P3"><text:span text:style-name="T1">8)</text:span>Implement the Visitor design pattern in C++. Create a scenario where a set of operations can be performed on elements of an object structure. </text:p>
      <text:p text:style-name="P3"/>
      <text:p text:style-name="P3"><text:span text:style-name="T1">9)</text:span>Implement the Proxy design pattern in C++. Create a scenario where a surrogate or placeholder controls access to another object. </text:p>
      <text:p text:style-name="P3"/>
      <text:p text:style-name="P3"><text:span text:style-name="T1">10)</text:span>Implement the Interpreter design pattern in C++. Create a scenario where a language interpreter is designed. </text:p>
      <text:p text:style-name="P3"/>
      <text:p text:style-name="P3"><text:span text:style-name="T1">11)</text:span>Implement the Chain of Responsibility design pattern in C++. Create a scenario where multiple objects can handle a request without explicitly specifying the receiver. </text:p>
      <text:p text:style-name="P3"/>
      <text:p text:style-name="P3"><text:span text:style-name="T1">12)</text:span>Implement the Flyweight design pattern in C++. Create a scenario where a large number of similar objects are required. </text:p>
      <text:p text:style-name="P3"/>
      <text:p text:style-name="P3"><text:span text:style-name="T1">13)</text:span>Implement the Strategy design pattern in C++. Create a scenario where a family of algorithms can be defined and made interchangeable. </text:p>
      <text:p text:style-name="P3"/>
      <text:p text:style-name="P3"><text:span text:style-name="T1">14)</text:span>Implement the Adapter design pattern in C++. Create a scenario where the interface of an existing class is modified to fit a new client. </text:p>
      <text:p text:style-name="P3"/>
      <text:p text:style-name="P3"><text:span text:style-name="T1">15)</text:span>Design a C++ system following the CQRS principle, where command and query responsibilities are separated. </text:p>
      <text:p text:style-name="P3"/>
      <text:p text:style-name="P3"><text:span text:style-name="T1">16)</text:span>Implement an event sourcing mechanism in C++ where changes to the state of an object are captured as a sequence of events. </text:p>
      <text:p text:style-name="P3"/>
      <text:p text:style-name="P3"><text:span text:style-name="T1">17)</text:span>Implement an aspect in C++ using AOP principles to separate concerns such as logging or error handling. </text:p>
      <text:p text:style-name="P3"><text:soft-page-break/><text:span text:style-name="T1">18)</text:span>Apply DDD principles to design a C++ system with a focus on the core domain and business logic. </text:p>
      <text:p text:style-name="P3"/>
      <text:p text:style-name="P3"><text:span text:style-name="T1">19)</text:span>Utilize C++ RTTI to create a reflection mechanism for examining and manipulating object types at runtime. </text:p>
      <text:p text:style-name="P3"/>
      <text:p text:style-name="P3"><text:span text:style-name="T1">20)</text:span>Create a meta-program in C++ using templates that performs a non-trivial compile-time computation. </text:p>
      <text:p text:style-name="P3"/>
      <text:p text:style-name="P3"><text:span text:style-name="T1">21)</text:span>Implement a type-erased container using variadic templates to store and retrieve objects of different types. </text:p>
      <text:p text:style-name="P3"/>
      <text:p text:style-name="P3"><text:span text:style-name="T1">22)</text:span>Design a simple transactional memory system in C++ using classes and methods that allow for atomic transactions. </text:p>
      <text:p text:style-name="P3"/>
      <text:p text:style-name="P3"><text:span text:style-name="T1">23)</text:span>Implement a set of classes in C++ that enforce immutability, where objects cannot be modified after creation. </text:p>
      <text:p text:style-name="P3"/>
      <text:p text:style-name="P3"><text:span text:style-name="T1">24)</text:span>Implement a thread-safe Singleton pattern using double-checked locking in C++. Discuss the pros and cons of this approach. </text:p>
      <text:p text:style-name="P3"/>
      <text:p text:style-name="P3"><text:span text:style-name="T1">25)</text:span>Utilize C++20 Concepts to create a template that enforces specific constraints on its template parameters. </text:p>
      <text:p text:style-name="P3"/>
      <text:p text:style-name="P3"><text:span text:style-name="T1">26)</text:span>Create a scenario where C++ coroutines are beneficial, and implement a coroutine to handle asynchronous operations. </text:p>
      <text:p text:style-name="P3"/>
      <text:p text:style-name="P3"><text:span text:style-name="T1">27)</text:span>Design a transactional file system in C++ where file operations are atomic and can be committed or rolled back. </text:p>
      <text:p text:style-name="P3"/>
      <text:p text:style-name="P3"><text:span text:style-name="T1">28)</text:span>Design a simplified version of a smart contract system in C++, emphasizing encapsulation, inheritance, and polymorphism. </text:p>
      <text:p text:style-name="P3"/>
      <text:p text:style-name="P3"><text:span text:style-name="T1">29)</text:span>Implement expression templates in C++ to optimize mathematical operations, such as vector or matrix operations. </text:p>
      <text:p text:style-name="P3"/>
      <text:p text:style-name="P3"><text:span text:style-name="T1">30)</text:span>Implement a serialization mechanism using C++ reflection capabilities, allowing objects to be serialized without explicit encoding. </text:p>
      <text:p text:style-name="P3"/>
      <text:p text:style-name="P3"><text:span text:style-name="T1">31)</text:span>Extend the Observer pattern to make it thread-safe. Ensure that observers can subscribe and receive notifications concurrently. </text:p>
      <text:p text:style-name="P3"/>
      <text:p text:style-name="P3"><text:span text:style-name="T1">32)</text:span>Implement a lock-free data structure in C++ such as a queue or a stack using atomic operations. </text:p>
      <text:p text:style-name="P3"/>
      <text:p text:style-name="P3"><text:span text:style-name="T1">33)</text:span>Implement a complex concurrency pattern in C++, such as the Thread Pool pattern or the Worker-Task pattern. </text:p>
      <text:p text:style-name="P3"/>
      <text:p text:style-name="P3"><text:span text:style-name="T1">34)</text:span>Design and implement a memory pool allocator in C++ to manage memory efficiently for a specific use case. </text:p>
      <text:p text:style-name="P3"/>
      <text:p text:style-name="P3"><text:span text:style-name="T1">35)</text:span>Explore C++17's std::regex and implement a compile-time regular expression parsing and matching mechanism. </text:p>
      <text:p text:style-name="P3"><text:soft-page-break/><text:span text:style-name="T1">36)</text:span>Implement an aspect-oriented logging framework in C++ that allows for the injection of logging behavio<text:span text:style-name="T1">u</text:span>r without modifying the core business logic. </text:p>
      <text:p text:style-name="P3"/>
      <text:p text:style-name="P3"><text:span text:style-name="T1">37)</text:span>Design and implement a thread-safe data structure using hazard pointers to manage memory reclamation. </text:p>
      <text:p text:style-name="P3"/>
      <text:p text:style-name="P3"><text:span text:style-name="T1">38)</text:span>Develop a serialization library using C++ reflection, allowing users to serialize and deserialize objects without manual encoding. </text:p>
      <text:p text:style-name="P3"/>
      <text:p text:style-name="P3"><text:span text:style-name="T1">39)</text:span>Implement a simple garbage collection mechanism in C++ to automatically reclaim memory that is no longer in use. </text:p>
      <text:p text:style-name="P3"/>
      <text:p text:style-name="P3"><text:span text:style-name="T1">40)</text:span>Design and implement a networking library in C++ that abstracts the complexities of socket programming, providing a high-level interface. </text:p>
      <text:p text:style-name="P2"/>
      <text:p text:style-name="P3"><text:span text:style-name="T1">41)</text:span>Enhance the previous transactional memory system to be lock-free, ensuring that transactions can be executed concurrently without locks. </text:p>
      <text:p text:style-name="P3"/>
      <text:p text:style-name="P3"><text:span text:style-name="T1">42)</text:span>Utilize template specialization to create a meta-program in C++ that performs advanced compile-time computations, such as generating Fibonacci sequences. </text:p>
      <text:p text:style-name="P3"/>
      <text:p text:style-name="P3"><text:span text:style-name="T1">43)</text:span>Implement a parallel algorithm using CUDA in C++ to leverage GPU acceleration for specific computations. </text:p>
      <text:p text:style-name="P3"/>
      <text:p text:style-name="P3"><text:span text:style-name="T1">44)</text:span>Develop a generic programming scenario in C++ using Concepts to define constraints on template parameters in a flexible and expressive manner. </text:p>
      <text:p text:style-name="P3"/>
      <text:p text:style-name="P3"><text:span text:style-name="T1">45)</text:span>Design and implement a distributed computing system in C++ using parallel algorithms and message passing for inter-process communication. </text:p>
      <text:p text:style-name="P3"/>
      <text:p text:style-name="P3"><text:span text:style-name="T1">46)</text:span>Extend the transactional file system to include database-like features, such as indexing and querying, while maintaining transactional consistency. </text:p>
      <text:p text:style-name="P3"/>
      <text:p text:style-name="P3"><text:span text:style-name="T1">47)</text:span>Implement a finite state machine using C++ coroutines to represent state transitions and asynchronous operations. </text:p>
      <text:p text:style-name="P3"/>
      <text:p text:style-name="P3"><text:span text:style-name="T1">48)</text:span>Create a GUI framework in C++ that utilizes reflection for dynamic UI construction, allowing developers to define UI elements through code. </text:p>
      <text:p text:style-name="P3"/>
      <text:p text:style-name="P3"><text:span text:style-name="T1">49)</text:span>Implement a lock-free producer-consumer queue in C++ that allows multiple producers and consumers to interact without contention. </text:p>
      <text:p text:style-name="P3"/>
      <text:p text:style-name="P3"><text:span text:style-name="T1">50)</text:span>Design and implement a parallel sorting algorithm in C++ that efficiently sorts a large dataset using multiple threads or processes. </text:p>
      <text:p text:style-name="P3"/>
      <text:p text:style-name="P3"><text:span text:style-name="T1">51)</text:span>Develop a distributed cache system in C++ that allows for efficient data storage and retrieval across multiple nodes, ensuring consistency and fault tolerance. </text:p>
      <text:p text:style-name="P3"/>
      <text:p text:style-name="P3"><text:span text:style-name="T1">52)</text:span>Create a quantum computing simulator in C++ to simulate quantum gates, qubits, and quantum algorithms, emphasizing OOP principles. </text:p>
      <text:p text:style-name="P3"/>
      <text:p text:style-name="P3"><text:soft-page-break/><text:span text:style-name="T1">53)</text:span>Extend the reflection-based serialization library to support schema evolution, allowing for changes in object structures without breaking compatibility. </text:p>
      <text:p text:style-name="P3"/>
      <text:p text:style-name="P3"><text:span text:style-name="T1">54)</text:span>Combine C++ Concepts and lambdas in a meta-program that defines and applies constraints on generic code. </text:p>
      <text:p text:style-name="P3"/>
      <text:p text:style-name="P3"><text:span text:style-name="T1">55)</text:span>Develop a DSL in C++ that allows users to express complex operations in a domain-specific language, providing syntactic sugar for specific tasks. </text:p>
      <text:p text:style-name="P3"/>
      <text:p text:style-name="P3"><text:span text:style-name="T1">56)</text:span>Implement a quantum computing algorithm, such as Shor's algorithm for factorization, using C++ and OOP principles. </text:p>
      <text:p text:style-name="P3"/>
      <text:p text:style-name="P3"><text:span text:style-name="T1">57)</text:span>Design a C++ class for high-performance matrix operations, leveraging SIMD instructions and parallel processing for maximum efficiency. </text:p>
      <text:p text:style-name="P3"/>
      <text:p text:style-name="P3"><text:span text:style-name="T1">58)</text:span>Build a distributed transaction system in C++ that ensures ACID properties across multiple nodes, considering challenges such as distributed consensus. </text:p>
      <text:p text:style-name="P3"/>
      <text:p text:style-name="P3"><text:span text:style-name="T1">59)</text:span>Utilize C++ reflection for implementing a dependency injection framework, allowing for the dynamic injection of dependencies at runtime. </text:p>
      <text:p text:style-name="P3"/>
      <text:p text:style-name="P3"><text:span text:style-name="T1">60)</text:span>Create a simplified blockchain implementation in C++, incorporating concepts such as blocks, hashing, and consensus algorithms for a decentralized ledger. </text:p>
      <text:p text:style-name="P3"/>
      <text:p text:style-name="P3">61)Bank Account Management:</text:p>
      <text:p text:style-name="P3"><text:s text:c="3"/>Create a BankAccount class with methods to deposit, withdraw, and check the balance. Implement a SavingsAccount class that inherits from BankAccount and includes an interest rate.</text:p>
      <text:p text:style-name="P3"/>
      <text:p text:style-name="P3">62)Online Shopping System:</text:p>
      <text:p text:style-name="P3"><text:s text:c="3"/>Design a system with classes such as Customer, Product, and ShoppingCart. Implement functionalities like adding/removing items from the cart, calculating the total, and checking out.</text:p>
      <text:p text:style-name="P3"/>
      <text:p text:style-name="P3">63)Employee Management System:</text:p>
      <text:p text:style-name="P3"><text:s text:c="3"/>Create classes for Employee, Manager, and Department. Implement methods for calculating salaries, managing employees within a department, and handling promotions.</text:p>
      <text:p text:style-name="P3"/>
      <text:p text:style-name="P3">64)Social Media Network:</text:p>
      <text:p text:style-name="P3"><text:s text:c="3"/>Design classes for a social media network, including User, Post, and Friendship. Implement features such as posting messages, adding friends, and displaying timelines.</text:p>
      <text:p text:style-name="P3"/>
      <text:p text:style-name="P3">65)Shape Hierarchy:</text:p>
      <text:p text:style-name="P3"><text:s text:c="3"/>Build a hierarchy of shapes (e.g., Circle, Rectangle, Triangle). Implement a Drawing class that can manage a collection of shapes and display them.</text:p>
      <text:p text:style-name="P3"/>
      <text:p text:style-name="P3">66)Library Catalog System:</text:p>
      <text:p text:style-name="P3"><text:s text:c="3"/>Create classes for Library, Book, and Author. Implement features like checking out books, searching for books by author, and managing overdue fines.</text:p>
      <text:p text:style-name="P3"/>
      <text:p text:style-name="P3">67)Flight Reservation System:</text:p>
      <text:p text:style-name="P3"><text:s text:c="4"/>Design a system with classes like Flight, Passenger, and Reservation. Implement features such as booking a seat, canceling a reservation, and checking flight availability.</text:p>
      <text:p text:style-name="P3"/>
      <text:p text:style-name="P3"><text:soft-page-break/>68)Chess Game:</text:p>
      <text:p text:style-name="P3"><text:s text:c="3"/>Create classes for a basic chess game, including Board, Piece, Player, and Game. Implement the rules of chess and allow for moves, captures, and checking for checkmate.</text:p>
      <text:p text:style-name="P3"/>
      <text:p text:style-name="P3">69)Event Management System:</text:p>
      <text:p text:style-name="P3"><text:s text:c="3"/>Design a system for managing events, with classes like Event, Attendee, and Organizer. Implement functionalities like registering for an event, managing attendees, and sending notifications.</text:p>
      <text:p text:style-name="P3"/>
      <text:p text:style-name="P3">70)Parking Lot Simulation:</text:p>
      <text:p text:style-name="P3"><text:s text:c="3"/>Create classes for a parking lot, including ParkingLot, Vehicle, and Ticket. Implement features like parking and retrieving vehicles, calculating parking fees, and handling different vehicle types.</text:p>
      <text:p text:style-name="P3"/>
      <text:p text:style-name="P3">71)Online Quiz Application:</text:p>
      <text:p text:style-name="P3">Create classes for Quiz, Question, and Student. Implement a system that allows students to take quizzes, provides random questions, and grades the quizzes.</text:p>
      <text:p text:style-name="P3"/>
      <text:p text:style-name="P3">72)Hospital Management System:</text:p>
      <text:p text:style-name="P3">Design a system with classes such as Hospital, Doctor, Patient, and Appointment. Implement functionalities like scheduling appointments, managing patient records, and assigning doctors to patients.</text:p>
      <text:p text:style-name="P3"/>
      <text:p text:style-name="P3">73)Video Game Inventory System:</text:p>
      <text:p text:style-name="P3">Create classes for Game, Player, and Inventory. Implement features like adding/removing games from the inventory, tracking player progress, and handling game statistics.</text:p>
      <text:p text:style-name="P3"/>
      <text:p text:style-name="P3">74)Movie Ticket Booking System:</text:p>
      <text:p text:style-name="P3">Design classes for Cinema, Movie, Ticket, and Customer. Implement features for booking movie tickets, viewing showtimes, and managing customer bookings.</text:p>
      <text:p text:style-name="P3"/>
      <text:p text:style-name="P3">75)Weather Station Data Analysis:</text:p>
      <text:p text:style-name="P3">Create classes for WeatherStation, Sensor, and WeatherData. Implement a system that collects weather data from various sensors, analyzes trends, and provides weather forecasts.</text:p>
      <text:p text:style-name="P3"/>
      <text:p text:style-name="P3">76)Stock Portfolio Management:</text:p>
      <text:p text:style-name="P3">Design a system with classes like Portfolio, Stock, and Transaction. Implement functionalities for buying/selling stocks, calculating portfolio value, and tracking transaction history.</text:p>
      <text:p text:style-name="P3"/>
      <text:p text:style-name="P3">77)Recipe Book System:</text:p>
      <text:p text:style-name="P3">Create classes for Recipe, Ingredient, and Cookbook. Implement features for adding recipes, searching for recipes based on ingredients, and categorizing recipes.</text:p>
      <text:p text:style-name="P3"/>
      <text:p text:style-name="P3">78)E-commerce Platform:</text:p>
      <text:p text:style-name="P3">Design classes for Product, ShoppingCart, and Order. Implement features for adding products to a shopping cart, processing orders, and managing customer accounts.</text:p>
      <text:p text:style-name="P3"/>
      <text:p text:style-name="P3">79)Hotel Reservation System:</text:p>
      <text:p text:style-name="P3">Create classes for Hotel, Room, Guest, and Reservation. Implement functionalities for booking rooms, checking availability, and managing guest information.</text:p>
      <text:p text:style-name="P3"/>
      <text:p text:style-name="P3">80)Music Streaming Service:</text:p>
      <text:p text:style-name="P3"><text:soft-page-break/>Design a system with classes like User, Song, and Playlist. Implement features for creating playlists, recommending songs, and tracking user preferences.</text:p>
      <text:p text:style-name="P3"/>
      <text:p text:style-name="P3">81)Hotel Booking System:</text:p>
      <text:p text:style-name="P3">Create classes for Hotel, Room, Guest, and Booking. Implement features for booking rooms, checking in/out guests, and managing room availability.</text:p>
      <text:p text:style-name="P3"/>
      <text:p text:style-name="P3">82)Social Network Analytics:</text:p>
      <text:p text:style-name="P3">Design classes for User, Post, and Network. Implement features for analyzing social network data, such as finding influential users, popular posts, and connection patterns.</text:p>
      <text:p text:style-name="P3"/>
      <text:p text:style-name="P3">83)Music Instrument Store:</text:p>
      <text:p text:style-name="P3">Create classes for Instrument, Musician, and Inventory. Implement features for managing an inventory of musical instruments, associating instruments with musicians, and tracking sales.</text:p>
      <text:p text:style-name="P3"/>
      <text:p text:style-name="P3">84)Fitness Tracker Application:</text:p>
      <text:p text:style-name="P3">Design classes for User, Activity, and Tracker. Implement features for tracking different types of fitness activities, setting goals, and generating activity reports.</text:p>
      <text:p text:style-name="P3"/>
      <text:p text:style-name="P3">85)Flight Simulation System:</text:p>
      <text:p text:style-name="P3">Create classes for Aircraft, Airport, and Flight. Implement features for simulating aircraft movements, managing airport resources, and scheduling flights.</text:p>
      <text:p text:style-name="P3"/>
      <text:p text:style-name="P3">86)Task Management System:</text:p>
      <text:p text:style-name="P3">Design classes for Task, Project, and TeamMember. Implement features for assigning tasks, tracking project progress, and managing team member workloads.</text:p>
      <text:p text:style-name="P3"/>
      <text:p text:style-name="P3">87)Recipe Recommendation System:</text:p>
      <text:p text:style-name="P3">Create classes for Recipe, Ingredient, and User. Implement features for recommending recipes based on user preferences, dietary restrictions, and ingredient availability.</text:p>
      <text:p text:style-name="P3"/>
      <text:p text:style-name="P3">88)Car Rental System:</text:p>
      <text:p text:style-name="P3">Design classes for Car, RentalAgency, and Customer. Implement features for renting and returning cars, tracking rental history, and managing customer accounts.</text:p>
      <text:p text:style-name="P3"/>
      <text:p text:style-name="P3">89)Weather Forecasting System:</text:p>
      <text:p text:style-name="P3">Create classes for WeatherStation, Forecast, and WeatherData. Implement features for collecting weather data from multiple stations, generating forecasts, and presenting historical weather trends.</text:p>
      <text:p text:style-name="P3"/>
      <text:p text:style-name="P3">90)Online Auction System:</text:p>
      <text:p text:style-name="P3">Design classes for Auction, Item, and Bidder. Implement features for creating auctions, bidding on items, and managing the auction process.</text:p>
      <text:p text:style-name="P3"/>
      <text:p text:style-name="P3">91)Library Management System:</text:p>
      <text:p text:style-name="P3">Design classes for Library, Book, Author, and Member. Implement features for borrowing and returning books, managing due dates, and tracking member activity.</text:p>
      <text:p text:style-name="P3"/>
      <text:p text:style-name="P3">92)Tournament Bracket System:</text:p>
      <text:p text:style-name="P3">Create classes for Tournament, Team, and Match. Implement a system for organizing and conducting tournaments, updating match results, and determining winners.</text:p>
      <text:p text:style-name="P3"/>
      <text:p text:style-name="P3">93)Online Banking System:</text:p>
      <text:p text:style-name="P3"><text:soft-page-break/>Design classes for Bank, Account, Transaction, and Customer. Implement features for transferring money, checking account balances, and viewing transaction history.</text:p>
      <text:p text:style-name="P3"/>
      <text:p text:style-name="P3">94)Travel Planning Application:</text:p>
      <text:p text:style-name="P3">Create classes for Destination, Itinerary, and Traveler. Implement features for planning trips, selecting destinations, and generating travel itineraries.</text:p>
      <text:p text:style-name="P3"/>
      <text:p text:style-name="P3">95)Virtual Pet Simulation:</text:p>
      <text:p text:style-name="P3">Design classes for Pet, Food, and Owner. Implement features for feeding, playing, and taking care of a virtual pet. Include a system for tracking the pet's health and happiness.</text:p>
      <text:p text:style-name="P3"/>
      <text:p text:style-name="P3">96)Inventory Management System:</text:p>
      <text:p text:style-name="P3">Create classes for Product, Category, and Warehouse. Implement features for adding and removing products, managing stock levels, and generating inventory reports.</text:p>
      <text:p text:style-name="P3"/>
      <text:p text:style-name="P3">97)Chat Application:</text:p>
      <text:p text:style-name="P3">Design classes for User, ChatRoom, and Message. Implement features for users to join chat rooms, send messages, and view message history.</text:p>
      <text:p text:style-name="P3"/>
      <text:p text:style-name="P3">98)Automated Testing Framework:</text:p>
      <text:p text:style-name="P3">Create classes for TestCase, TestSuite, and TestRunner. Implement a simple automated testing framework that allows the execution of test cases and reporting of results.</text:p>
      <text:p text:style-name="P3"/>
      <text:p text:style-name="P3">99)Online Learning Platform:</text:p>
      <text:p text:style-name="P3">Design classes for Course, Student, and Instructor. Implement features for enrolling in courses, completing assignments, and tracking student progress.</text:p>
      <text:p text:style-name="P3"/>
      <text:p text:style-name="P3">100)Employee Payroll System:</text:p>
      <text:p text:style-name="P3">Create classes for Employee, Payroll, and Salary. Implement features for calculating salaries, managing payroll information, and generating pay stubs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5:22:37.510000000</meta:creation-date>
    <dc:date>2024-01-17T17:07:55.876000000</dc:date>
    <meta:editing-duration>PT50M2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7" meta:paragraph-count="141" meta:word-count="2105" meta:character-count="15459" meta:non-whitespace-character-count="13404"/>
  </office:meta>
</office:document-meta>
</file>